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base_url</text:p>
          </table:table-cell>
          <table:table-cell table:style-name="ce1" office:value-type="string" calcext:value-type="string" table:number-columns-spanned="3" table:number-rows-spanned="1">
            <text:p><text:span text:style-name="T1"><text:a xlink:href="http://127.0.0.1:8000/" xlink:type="simple">http://127.0.0.1:8000/</text:a></text:span></text:p>
          </table:table-cell>
          <table:covered-table-cell table:number-columns-repeated="2" table:style-name="ce1"/>
          <table:table-cell table:number-columns-repeated="6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url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arameter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ult</text:p>
          </table:table-cell>
          <table:covered-table-cell table:style-name="ce6"/>
          <table:table-cell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register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http://127.0.0.1:8000/api/register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{ "name":"test1", "email":"test@gmail.com", "password":"12345678", "c_password":"12345678"}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{ "success": { "token": { "name": "MyLaravelApp", "abilities": [ "*" ], "tokenable_id": 2, "tokenable_type": "App\\Models\\User", "updated_at": "2022-10-12T11:20:52.000000Z", "created_at": "2022-10-12T11:20:52.000000Z", "id": 1 }, "name": "test1" }}</text:p>
          </table:table-cell>
          <table:covered-table-cell table:style-name="ce4"/>
          <table:table-cell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login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http://127.0.0.1:8000/api/login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{ "email":"test@gmail.com", "password":"12345678"}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{ "success": { "token": { "name": "MyLaravelApp", "abilities": [ "*" ], "tokenable_id": 2, "tokenable_type": "App\\Models\\User", "updated_at": "2022-10-12T11:20:52.000000Z", "created_at": "2022-10-12T11:20:52.000000Z", "id": 1 }, "name": "test1" }}</text:p>
          </table:table-cell>
          <table:covered-table-cell table:style-name="ce4"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6:38:39.268419739</meta:creation-date>
    <dc:date>2022-10-12T16:57:38.336109907</dc:date>
    <meta:editing-duration>PT8M39S</meta:editing-duration>
    <meta:editing-cycles>1</meta:editing-cycles>
    <meta:document-statistic meta:table-count="1" meta:cell-count="14" meta:object-count="0"/>
    <meta:generator>LibreOffice/7.3.6.2$Linux_X86_64 LibreOffice_project/30$Build-2</meta:generator>
  </office:meta>
</office:document-meta>
</file>